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5bb1" officeooo:paragraph-rsid="00085bb1"/>
    </style:style>
    <style:style style:name="P2" style:family="paragraph" style:parent-style-name="Standard">
      <style:text-properties officeooo:rsid="000bacd2" officeooo:paragraph-rsid="000bacd2"/>
    </style:style>
    <style:style style:name="P3" style:family="paragraph" style:parent-style-name="Standard">
      <style:text-properties officeooo:rsid="000d8344" officeooo:paragraph-rsid="000d8344"/>
    </style:style>
    <style:style style:name="T1" style:family="text">
      <style:text-properties officeooo:rsid="000a1104"/>
    </style:style>
    <style:style style:name="T2" style:family="text">
      <style:text-properties officeooo:rsid="000c96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e features</text:p>
      <text:p text:style-name="P1">1. SGO dashboard – CSO creation, CSO editing and deleting, Exec member addition, change all roles</text:p>
      <text:p text:style-name="P1">2. Exec dashboard – Post to CSO, Show CSO’s which I am exec for, switch to student dashboard</text:p>
      <text:p text:style-name="P1">3. Students dashboard – See CSO’s, see memberships, follow CSO, search for CSO</text:p>
      <text:p text:style-name="P1"/>
      <text:p text:style-name="P1">Pabi (SGO) – changing roles, creating CSO</text:p>
      <text:p text:style-name="P1">Busi (SGO) – <text:span text:style-name="T1">CSO editing and deleting</text:span></text:p>
      <text:p text:style-name="P1">Mukondi (Exec) – Show CSO’s</text:p>
      <text:p text:style-name="P1">Theto (Exec) – Post to CSO</text:p>
      <text:p text:style-name="P1">Students – <text:span text:style-name="T1">Follow and search</text:span></text:p>
      <text:p text:style-name="P1"/>
      <text:p text:style-name="P2">User feedback – Busi and Pabi</text:p>
      <text:p text:style-name="P2">Project Management Methodology – <text:span text:style-name="T2">Busi</text:span> taking minutes. Everyone update progress on tasks and add own tasks</text:p>
      <text:p text:style-name="P2">Third party code documentation – everyone</text:p>
      <text:p text:style-name="P2">Bug tracker – Theto to fix the linter</text:p>
      <text:p text:style-name="P2">Database documentation – To be decided at next meeting</text:p>
      <text:p text:style-name="P2">Testing – Mukondi to start and everyone to update as they go</text:p>
      <text:p text:style-name="P2">Automated testing – Mukondi prelim and members to test their own features</text:p>
      <text:p text:style-name="P2">API – Theto is creating ours</text:p>
      <text:p text:style-name="P2"/>
      <text:p text:style-name="P3">Next meeting – Monday 25 Aug 7p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6:15:48.235528214</meta:creation-date>
    <dc:date>2025-08-19T16:51:58.654496164</dc:date>
    <meta:editing-duration>PT3M48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8" meta:word-count="144" meta:character-count="898" meta:non-whitespace-character-count="755"/>
  </office:meta>
</office:document-meta>
</file>